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ffffff" draw:stroke-linejoin="round" draw:fill="solid" draw:fill-color="#1313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1313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313131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MAIN_5f_POI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10.281cm" style:use-optimal-column-width="false"/>
    </style:style>
    <style:style style:name="co3" style:family="table-column">
      <style:table-column-properties style:column-width="3.124cm" style:use-optimal-column-width="false"/>
    </style:style>
    <style:style style:name="co4" style:family="table-column">
      <style:table-column-properties style:column-width="3.138cm" style:use-optimal-column-width="false"/>
    </style:style>
    <style:style style:name="co5" style:family="table-column">
      <style:table-column-properties style:column-width="3.267cm" style:use-optimal-column-width="false"/>
    </style:style>
    <style:style style:name="co6" style:family="table-column">
      <style:table-column-properties style:column-width="3.615cm" style:use-optimal-column-width="false"/>
    </style:style>
    <style:style style:name="co7" style:family="table-column">
      <style:table-column-properties style:column-width="3.725cm" style:use-optimal-column-width="false"/>
    </style:style>
    <style:style style:name="co8" style:family="table-column">
      <style:table-column-properties style:column-width="4.445cm" style:use-optimal-column-width="false"/>
    </style:style>
    <style:style style:name="ro1" style:family="table-row">
      <style:table-row-properties style:row-height="1.455cm"/>
    </style:style>
    <style:style style:name="ro2" style:family="table-row">
      <style:table-row-properties style:row-height="0.981cm"/>
    </style:style>
    <style:style style:name="ro3" style:family="table-row">
      <style:table-row-properties style:row-height="1.7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131313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313131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9" style:family="text">
      <style:text-properties fo:font-variant="normal" fo:text-transform="none" fo:color="#4a86e8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bold" style:font-name-asian="Lato" style:font-size-asian="11pt" style:font-style-asian="normal" style:font-weight-asian="bold" style:font-name-complex="Lato" style:font-size-complex="11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16" style:family="text">
      <style:text-properties fo:font-variant="normal" fo:text-transform="none" fo:color="#cc0000" style:text-line-through-style="none" style:text-line-through-type="none" style:text-position="0% 100%" style:font-name="Montserrat" fo:font-size="13pt" fo:letter-spacing="normal" fo:font-style="normal" style:text-underline-style="none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Montserrat" fo:font-size="13pt" fo:letter-spacing="normal" fo:font-style="normal" style:text-underline-style="none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Montserrat" fo:font-size="13pt" fo:letter-spacing="normal" fo:font-style="normal" style:text-underline-style="none" fo:font-weight="normal" style:font-name-asian="Montserrat" style:font-size-asian="13pt" style:font-style-asian="normal" style:font-weight-asian="normal" style:font-name-complex="Montserrat" style:font-size-complex="13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23" style:family="text">
      <style:text-properties fo:font-variant="normal" fo:text-transform="none" fo:color="#7890cd" style:text-line-through-style="none" style:text-line-through-type="none" style:text-position="0% 100%" style:font-name="Lato" fo:font-size="12pt" fo:letter-spacing="normal" fo:font-style="normal" style:text-underline-style="solid" style:text-underline-width="auto" style:text-underline-color="font-color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24" style:family="text">
      <style:text-properties fo:font-variant="normal" fo:text-transform="none" fo:color="#cc000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28" style:family="text">
      <style:text-properties fo:font-variant="normal" fo:text-transform="none" fo:color="#cc0000" style:text-line-through-style="none" style:text-line-through-type="none" style:text-position="0% 100%" style:font-name="Montserrat" fo:font-size="10pt" fo:letter-spacing="normal" fo:font-style="normal" style:text-underline-style="none" fo:font-weight="normal" style:font-name-asian="Montserrat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30" style:family="text">
      <style:text-properties fo:font-variant="normal" fo:text-transform="none" fo:color="#cc0000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1" style:family="text">
      <style:text-properties fo:font-variant="normal" fo:text-transform="none" fo:color="#7890cd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32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442cm" text:min-label-width="0.8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442cm" text:min-label-width="0.8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6cm" text:min-label-width="0.81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1cm" text:min-label-width="0.829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4.486cm" svg:height="4.385cm" svg:x="9.276cm" svg:y="4.384cm" presentation:class="title" presentation:user-transformed="true">
          <draw:text-box>
            <text:p text:style-name="P1"><text:span text:style-name="T1">Package Managers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Presentation by Harsh Khandeparkar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 Perspectives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Two Perspectives</text:span></text:p>
          </draw:text-box>
        </draw:frame>
        <draw:frame draw:name="Google Shape;141;p14" presentation:style-name="pr5" draw:text-style-name="P7" draw:layer="layout" svg:width="9.095cm" svg:height="8.086cm" svg:x="3.604cm" svg:y="4.354cm" presentation:class="outline" presentation:user-transformed="true">
          <draw:text-box>
            <text:p text:style-name="P6"><text:span text:style-name="T2">Harold</text:span></text:p>
          </draw:text-box>
        </draw:frame>
        <draw:custom-shape draw:name="Google Shape;142;p14" draw:style-name="gr2" draw:text-style-name="P9" draw:layer="layout" svg:width="9.095cm" svg:height="8.102cm" svg:x="3.604cm" svg:y="4.338cm">
          <text:p text:style-name="P8"><text:span text:style-name="T4">Package Consumer</text:span></text:p>
          <text:p text:style-name="P8"><text:span text:style-name="T5"/></text:p>
          <text:p text:style-name="P8"><text:span text:style-name="T5"/></text:p>
          <text:p text:style-name="P8"><text:span text:style-name="T6">Search, Install, Remove packages</text:span></text:p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4" draw:style-name="gr2" draw:text-style-name="P9" draw:layer="layout" svg:width="9.095cm" svg:height="8.086cm" svg:x="14.061cm" svg:y="4.331cm">
          <text:p text:style-name="P8"><text:span text:style-name="T4">Package Maintainer</text:span></text:p>
          <text:p text:style-name="P8"><text:span text:style-name="T5"/></text:p>
          <text:p text:style-name="P8"><text:span text:style-name="T5"/></text:p>
          <text:p text:style-name="P8"><text:span text:style-name="T6">Create and Distribute packages</text:span></text:p>
          <text:p text:style-name="P8"><text:span text:style-name="T7">(for pacma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13373610da5_0_125:notes" draw:style-name="gr1" draw:layer="layout" svg:width="16.932cm" svg:height="9.524cm" svg:x="1.059cm" svg:y="1.905cm" draw:page-number="2" presentation:class="page"/>
          <draw:frame draw:name="Google Shape;138;g13373610da5_0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package manager?" draw:style-name="dp1" draw:master-page-name="TITLE_5f_AND_5f_BODY" presentation:presentation-page-layout-name="AL2T1">
        <draw:frame draw:name="Google Shape;148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What is a package manager?</text:span></text:p>
          </draw:text-box>
        </draw:frame>
        <draw:frame draw:name="Google Shape;149;p15" presentation:style-name="pr5" draw:text-style-name="P7" draw:layer="layout" svg:width="19.552cm" svg:height="8.086cm" svg:x="3.604cm" svg:y="4.354cm" presentation:class="outline" presentation:user-transformed="true">
          <draw:text-box>
            <text:p text:style-name="P6"><text:span text:style-name="T2">Wikipedia Definition: A </text:span><text:span text:style-name="T8">package manager</text:span><text:span text:style-name="T2"> or </text:span><text:span text:style-name="T8">package-management system</text:span><text:span text:style-name="T2"> is a collection of software tools that </text:span><text:span text:style-name="T9">automates</text:span><text:span text:style-name="T2"> the process of </text:span><text:span text:style-name="T9">installing, upgrading, configuring, and removing</text:span><text:span text:style-name="T2"> computer programs [packages] for a computer in a consistent manner.</text:span></text:p>
          </draw:text-box>
        </draw:frame>
        <presentation:notes draw:style-name="dp2">
          <draw:page-thumbnail draw:name="Google Shape;145;g13373610da5_0_258:notes" draw:style-name="gr1" draw:layer="layout" svg:width="16.932cm" svg:height="9.524cm" svg:x="1.059cm" svg:y="1.905cm" draw:page-number="3" presentation:class="page"/>
          <draw:frame draw:name="Google Shape;146;g13373610da5_0_25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Package?" draw:style-name="dp1" draw:master-page-name="TITLE_5f_AND_5f_BODY" presentation:presentation-page-layout-name="AL2T1">
        <draw:frame draw:name="Google Shape;154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What is a Package?</text:span></text:p>
          </draw:text-box>
        </draw:frame>
        <draw:frame draw:name="Google Shape;155;p16" presentation:style-name="pr5" draw:text-style-name="P7" draw:layer="layout" svg:width="19.552cm" svg:height="8.086cm" svg:x="3.604cm" svg:y="4.354cm" presentation:class="outline" presentation:user-transformed="true">
          <draw:text-box>
            <text:p text:style-name="P10"><text:span text:style-name="T2">A package format is a type of </text:span><text:span text:style-name="T9">distributable archive</text:span><text:span text:style-name="T2"> containing </text:span><text:span text:style-name="T9">software, tools or other assets and additional metadata needed.</text:span></text:p>
            <text:p text:style-name="P11"><text:span text:style-name="T2">Typically contains a manifest file (which contains metadata about the package) and executable files, source code, or any other files which will be installed on the computer.</text:span></text:p>
          </draw:text-box>
        </draw:frame>
        <presentation:notes draw:style-name="dp2">
          <draw:page-thumbnail draw:name="Google Shape;151;g13373610da5_0_264:notes" draw:style-name="gr1" draw:layer="layout" svg:width="16.932cm" svg:height="9.524cm" svg:x="1.059cm" svg:y="1.905cm" draw:page-number="4" presentation:class="page"/>
          <draw:frame draw:name="Google Shape;152;g13373610da5_0_26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" draw:style-name="dp1" draw:master-page-name="TITLE_5f_ONLY" presentation:presentation-page-layout-name="AL3T19">
        <draw:frame draw:name="Google Shape;160;p17" presentation:style-name="pr9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ackage</text:span></text:p>
          </draw:text-box>
        </draw:frame>
        <draw:custom-shape draw:name="Google Shape;161;p17" draw:style-name="gr3" draw:text-style-name="P9" draw:layer="layout" svg:width="13.319cm" svg:height="7.039cm" svg:x="5.803cm" svg:y="3.63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7" draw:style-name="gr4" draw:text-style-name="P12" draw:layer="layout" svg:width="4.428cm" svg:height="5.141cm" svg:x="6.567cm" svg:y="4.565cm">
          <text:p text:style-name="P8"><text:span text:style-name="T6">MANIFEST</text:span></text:p>
          <text:p text:style-name="P1"><text:span text:style-name="T6"/></text:p>
          <text:p text:style-name="P1"><text:span text:style-name="T6">Name</text:span></text:p>
          <text:p text:style-name="P1"><text:span text:style-name="T6">Description</text:span></text:p>
          <text:p text:style-name="P1"><text:span text:style-name="T6">Version</text:span></text:p>
          <text:p text:style-name="P1"><text:span text:style-name="T6">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7" draw:style-name="gr4" draw:text-style-name="P12" draw:layer="layout" svg:width="6.736cm" svg:height="5.141cm" svg:x="11.623cm" svg:y="4.565cm">
          <text:p text:style-name="P8"><text:span text:style-name="T6">INSTALLATION FILES</text:span></text:p>
          <text:p text:style-name="P8"><text:span text:style-name="T6"/></text:p>
          <text:p text:style-name="P1"><text:span text:style-name="T6">Binary Files</text:span></text:p>
          <text:p text:style-name="P1"><text:span text:style-name="T6">Icons</text:span></text:p>
          <text:p text:style-name="P1"><text:span text:style-name="T6">Documentation</text:span></text:p>
          <text:p text:style-name="P1"><text:span text:style-name="T6">Desktop File</text:span></text:p>
          <text:p text:style-name="P1"><text:span text:style-name="T6">etc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57;g13373610da5_0_275:notes" draw:style-name="gr1" draw:layer="layout" svg:width="16.932cm" svg:height="9.524cm" svg:x="1.059cm" svg:y="1.905cm" draw:page-number="5" presentation:class="page"/>
          <draw:frame draw:name="Google Shape;158;g13373610da5_0_27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 Consumer Perspective" draw:style-name="dp1" draw:master-page-name="MAIN_5f_POINT">
        <draw:frame draw:name="Google Shape;168;p18" presentation:style-name="pr11" draw:text-style-name="P13" draw:layer="layout" svg:width="12.741cm" svg:height="9.78cm" svg:x="2.288cm" svg:y="2.408cm" presentation:class="title" presentation:user-transformed="true">
          <draw:text-box>
            <text:p text:style-name="P1"><text:span text:style-name="T10">Package Consumer Perspective</text:span></text:p>
          </draw:text-box>
        </draw:frame>
        <presentation:notes draw:style-name="dp2">
          <draw:page-thumbnail draw:name="Google Shape;165;g13373610da5_0_601:notes" draw:style-name="gr1" draw:layer="layout" svg:width="16.932cm" svg:height="9.524cm" svg:x="1.059cm" svg:y="1.905cm" draw:page-number="6" presentation:class="page"/>
          <draw:frame draw:name="Google Shape;166;g13373610da5_0_60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Features" draw:style-name="dp1" draw:master-page-name="TITLE_5f_AND_5f_BODY" presentation:presentation-page-layout-name="AL2T1">
        <draw:frame draw:name="Google Shape;173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Basic Features</text:span></text:p>
          </draw:text-box>
        </draw:frame>
        <draw:frame draw:name="Google Shape;174;p19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7">
              <text:list-item>
                <text:p xml:id="id1" text:id="id1" text:style-name="P14"><text:span text:style-name="T11">Searching Packages:</text:span><text:span text:style-name="T12"> Package managers store a local database of packages. This information can be searched using commands or through a graphical interface.</text:span><text:span text:style-name="T12"><text:line-break/></text:span><text:span text:style-name="T12"/></text:p>
              </text:list-item>
            </text:list>
            <text:list text:style-name="L8">
              <text:list-item>
                <text:p xml:id="id2" text:id="id2" text:style-name="P15"><text:span text:style-name="T11">Installing Packages: </text:span><text:span text:style-name="T12">A package or a list of packages from the local database can be installed with a simple command or using a graphical interface.</text:span><text:span text:style-name="T12"><text:line-break/></text:span><text:span text:style-name="T12"/></text:p>
              </text:list-item>
              <text:list-item>
                <text:p xml:id="id3" text:id="id3" text:style-name="P15"><text:span text:style-name="T11">Upgrading: </text:span><text:span text:style-name="T12">All the installed packages or a list of packages can be upgraded using a single command.</text:span><text:span text:style-name="T12"><text:line-break/></text:span><text:span text:style-name="T12"/></text:p>
              </text:list-item>
              <text:list-item>
                <text:p xml:id="id4" text:id="id4" text:style-name="P15"><text:span text:style-name="T11">Removing: </text:span><text:span text:style-name="T12">Installed packages can also be removed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1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70;g13373610da5_0_349:notes" draw:style-name="gr1" draw:layer="layout" svg:width="16.932cm" svg:height="9.524cm" svg:x="1.059cm" svg:y="1.905cm" draw:page-number="7" presentation:class="page"/>
          <draw:frame draw:name="Google Shape;171;g13373610da5_0_34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 of package managers" draw:style-name="dp1" draw:master-page-name="TITLE_5f_AND_5f_BODY" presentation:presentation-page-layout-name="AL2T1">
        <draw:frame draw:name="Google Shape;179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xamples of package managers</text:span></text:p>
          </draw:text-box>
        </draw:frame>
        <draw:frame draw:name="Google Shape;180;p20" draw:style-name="standard" draw:layer="layout" svg:width="20.106cm" svg:height="7.814cm" svg:x="3.326cm" svg:y="4.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3">Package Manager</text:span></text:p>
              </table:table-cell>
              <table:table-cell>
                <text:p text:style-name="P1"><text:span text:style-name="T13">Distro</text:span></text:p>
              </table:table-cell>
              <table:table-cell>
                <text:p text:style-name="P1"><text:span text:style-name="T13">Packaging Format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4">apt</text:span></text:p>
              </table:table-cell>
              <table:table-cell>
                <text:p text:style-name="P1"><text:span text:style-name="T14">Debian and Debian Based eg: Ubuntu</text:span></text:p>
              </table:table-cell>
              <table:table-cell>
                <text:p text:style-name="P1"><text:span text:style-name="T14">.deb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4">dnf</text:span></text:p>
              </table:table-cell>
              <table:table-cell>
                <text:p text:style-name="P1"><text:span text:style-name="T14">Fedora</text:span></text:p>
              </table:table-cell>
              <table:table-cell>
                <text:p text:style-name="P1"><text:span text:style-name="T14">.rpm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4">yum</text:span></text:p>
              </table:table-cell>
              <table:table-cell>
                <text:p text:style-name="P1"><text:span text:style-name="T14">Red Hat Enterprise Linux</text:span></text:p>
              </table:table-cell>
              <table:table-cell>
                <text:p text:style-name="P1"><text:span text:style-name="T14">.rpm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4">pacman</text:span></text:p>
              </table:table-cell>
              <table:table-cell>
                <text:p text:style-name="P1"><text:span text:style-name="T14">Arch Linux</text:span></text:p>
              </table:table-cell>
              <table:table-cell>
                <text:p text:style-name="P1"><text:span text:style-name="T14">.tar.zs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4">flatpak</text:span></text:p>
              </table:table-cell>
              <table:table-cell>
                <text:p text:style-name="P1"><text:span text:style-name="T14">Cross-platform (Installed OOTB on Pop!_OS, Linux Mint, Elementary OS)</text:span></text:p>
              </table:table-cell>
              <table:table-cell>
                <text:p text:style-name="P1"><text:span text:style-name="T14">.flatpak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4">snap</text:span></text:p>
              </table:table-cell>
              <table:table-cell>
                <text:p text:style-name="P1"><text:span text:style-name="T14">Cross-platform (Installed OOTB on Ubuntu)</text:span></text:p>
              </table:table-cell>
              <table:table-cell>
                <text:p text:style-name="P1"><text:span text:style-name="T14">.snap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76;g13373610da5_0_355:notes" draw:style-name="gr1" draw:layer="layout" svg:width="16.932cm" svg:height="9.524cm" svg:x="1.059cm" svg:y="1.905cm" draw:page-number="8" presentation:class="page"/>
          <draw:frame draw:name="Google Shape;177;g13373610da5_0_35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erences" draw:style-name="dp1" draw:master-page-name="TITLE_5f_AND_5f_BODY" presentation:presentation-page-layout-name="AL2T1">
        <draw:frame draw:name="Google Shape;185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Differences</text:span></text:p>
          </draw:text-box>
        </draw:frame>
        <draw:frame draw:name="Google Shape;186;p21" presentation:style-name="pr5" draw:text-style-name="P7" draw:layer="layout" svg:width="19.552cm" svg:height="8.086cm" svg:x="3.604cm" svg:y="4.354cm" presentation:class="outline" presentation:user-transformed="true">
          <draw:text-box>
            <text:p xml:id="id5" text:id="id5" text:style-name="P10"><text:span text:style-name="T2">The primary differences between package managers are</text:span></text:p>
            <text:list text:style-name="L9">
              <text:list-item>
                <text:p xml:id="id6" text:id="id6" text:style-name="P16"><text:span text:style-name="T2">The packaging format.</text:span></text:p>
              </text:list-item>
              <text:list-item>
                <text:p xml:id="id7" text:id="id7" text:style-name="P10"><text:span text:style-name="T2">The CLI/GUI interfaces.</text:span></text:p>
              </text:list-item>
              <text:list-item>
                <text:p xml:id="id8" text:id="id8" text:style-name="P10"><text:span text:style-name="T2">The list of packages available in the repositories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1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82;g13373610da5_0_372:notes" draw:style-name="gr1" draw:layer="layout" svg:width="16.932cm" svg:height="9.524cm" svg:x="1.059cm" svg:y="1.905cm" draw:page-number="9" presentation:class="page"/>
          <draw:frame draw:name="Google Shape;183;g13373610da5_0_37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and Examples" draw:style-name="dp1" draw:master-page-name="TITLE_5f_AND_5f_BODY" presentation:presentation-page-layout-name="AL2T1">
        <draw:frame draw:name="Google Shape;191;p2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ommand Examples</text:span></text:p>
          </draw:text-box>
        </draw:frame>
        <draw:frame draw:name="Google Shape;192;p22" draw:style-name="standard" draw:layer="layout" svg:width="24.465cm" svg:height="8.749cm" svg:x="0.425cm" svg:y="4.535cm">
          <table:table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1"><text:span text:style-name="T13">Command</text:span></text:p>
              </table:table-cell>
              <table:table-cell>
                <text:p text:style-name="P1"><text:span text:style-name="T13">apt</text:span></text:p>
              </table:table-cell>
              <table:table-cell>
                <text:p text:style-name="P1"><text:span text:style-name="T13">dnf</text:span></text:p>
              </table:table-cell>
              <table:table-cell>
                <text:p text:style-name="P1"><text:span text:style-name="T13">yum</text:span></text:p>
              </table:table-cell>
              <table:table-cell>
                <text:p text:style-name="P1"><text:span text:style-name="T13">pacman</text:span></text:p>
              </table:table-cell>
              <table:table-cell>
                <text:p text:style-name="P1"><text:span text:style-name="T13">flatpak</text:span></text:p>
              </table:table-cell>
              <table:table-cell>
                <text:p text:style-name="P1"><text:span text:style-name="T13">snap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4">Installing</text:span></text:p>
              </table:table-cell>
              <table:table-cell>
                <text:p text:style-name="P1"><text:span text:style-name="T15">apt install [name]</text:span></text:p>
              </table:table-cell>
              <table:table-cell>
                <text:p text:style-name="P1"><text:span text:style-name="T15">dnf install [name]</text:span></text:p>
              </table:table-cell>
              <table:table-cell>
                <text:p text:style-name="P1"><text:span text:style-name="T15">yum install [name]</text:span></text:p>
              </table:table-cell>
              <table:table-cell>
                <text:p text:style-name="P1"><text:span text:style-name="T15">pacman -S [name]</text:span></text:p>
              </table:table-cell>
              <table:table-cell>
                <text:p text:style-name="P1"><text:span text:style-name="T15">flatpak install [name]</text:span></text:p>
              </table:table-cell>
              <table:table-cell>
                <text:p text:style-name="P1"><text:span text:style-name="T15">snap install [name]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4">Searching</text:span></text:p>
              </table:table-cell>
              <table:table-cell>
                <text:p text:style-name="P1"><text:span text:style-name="T15">apt search [query]</text:span></text:p>
              </table:table-cell>
              <table:table-cell>
                <text:p text:style-name="P1"><text:span text:style-name="T15">dnf search [query]</text:span></text:p>
              </table:table-cell>
              <table:table-cell>
                <text:p text:style-name="P1"><text:span text:style-name="T15">yum search [query]</text:span></text:p>
              </table:table-cell>
              <table:table-cell>
                <text:p text:style-name="P1"><text:span text:style-name="T15">pacman -Ss [query]</text:span></text:p>
              </table:table-cell>
              <table:table-cell>
                <text:p text:style-name="P1"><text:span text:style-name="T15">flatpak search [query]</text:span></text:p>
              </table:table-cell>
              <table:table-cell>
                <text:p text:style-name="P1"><text:span text:style-name="T15">snap find [query]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4">Upgrading</text:span></text:p>
              </table:table-cell>
              <table:table-cell>
                <text:p text:style-name="P1"><text:span text:style-name="T15">apt upgrade</text:span></text:p>
              </table:table-cell>
              <table:table-cell>
                <text:p text:style-name="P1"><text:span text:style-name="T15">dnf upgrade</text:span></text:p>
              </table:table-cell>
              <table:table-cell>
                <text:p text:style-name="P1"><text:span text:style-name="T15">yum update</text:span></text:p>
              </table:table-cell>
              <table:table-cell>
                <text:p text:style-name="P1"><text:span text:style-name="T15">pacman -Syu</text:span></text:p>
              </table:table-cell>
              <table:table-cell>
                <text:p text:style-name="P1"><text:span text:style-name="T15">flatpak update</text:span></text:p>
              </table:table-cell>
              <table:table-cell>
                <text:p text:style-name="P1"><text:span text:style-name="T15">snap refresh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4">Removing</text:span></text:p>
              </table:table-cell>
              <table:table-cell>
                <text:p text:style-name="P1"><text:span text:style-name="T15">apt remove [name]</text:span></text:p>
              </table:table-cell>
              <table:table-cell>
                <text:p text:style-name="P1"><text:span text:style-name="T15">dnf remove [name]</text:span></text:p>
              </table:table-cell>
              <table:table-cell>
                <text:p text:style-name="P1"><text:span text:style-name="T15">yum remove [name]</text:span></text:p>
              </table:table-cell>
              <table:table-cell>
                <text:p text:style-name="P1"><text:span text:style-name="T15">pacman -R [name]</text:span></text:p>
              </table:table-cell>
              <table:table-cell>
                <text:p text:style-name="P1"><text:span text:style-name="T15">flatpak uninstall [name]</text:span></text:p>
              </table:table-cell>
              <table:table-cell>
                <text:p text:style-name="P1"><text:span text:style-name="T15">snap remove [name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88;g13373610da5_0_361:notes" draw:style-name="gr1" draw:layer="layout" svg:width="16.932cm" svg:height="9.524cm" svg:x="1.059cm" svg:y="1.905cm" draw:page-number="10" presentation:class="page"/>
          <draw:frame draw:name="Google Shape;189;g13373610da5_0_36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man" draw:style-name="dp1" draw:master-page-name="TITLE_5f_AND_5f_BODY" presentation:presentation-page-layout-name="AL2T1">
        <draw:frame draw:name="Google Shape;197;p2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acman</text:span></text:p>
          </draw:text-box>
        </draw:frame>
        <draw:frame draw:name="Google Shape;198;p23" presentation:style-name="pr5" draw:text-style-name="P7" draw:layer="layout" svg:width="19.552cm" svg:height="8.086cm" svg:x="3.604cm" svg:y="4.354cm" presentation:class="outline" presentation:user-transformed="true">
          <draw:text-box>
            <text:p xml:id="id9" text:id="id9" text:style-name="P10"><text:span text:style-name="T2">Pacman (stands for </text:span><text:span text:style-name="T8">pac</text:span><text:span text:style-name="T2">kage </text:span><text:span text:style-name="T8">man</text:span><text:span text:style-name="T2">ager) is a core component <text:s/>of Arch Linux. It uses a simple binary packaging format with </text:span><text:span text:style-name="T8">zstd </text:span><text:span text:style-name="T2">compression.</text:span></text:p>
            <text:p xml:id="id10" text:id="id10" text:style-name="P16"><text:span text:style-name="T2">Pacman can be configured by editing the </text:span><text:span text:style-name="T16">/etc/pacman.conf</text:span><text:span text:style-name="T17"> </text:span><text:span text:style-name="T2">file. Options such as number of parallel downloads, terminal colors, etc. can be configured.</text:span></text:p>
            <text:p xml:id="id11" text:id="id11" text:style-name="P16"><text:span text:style-name="T18">Repositories </text:span><text:span text:style-name="T2">are collections of packages which are stored on one or more server called “mirrors”. Pacman syncs the local repository database with a mirror on running the</text:span><text:span text:style-name="T19"> </text:span><text:span text:style-name="T16">pacman -Sy</text:span><text:span text:style-name="T19"> command.</text:span></text:p>
            <text:p xml:id="id12" text:id="id12" text:style-name="P11"><text:span text:style-name="T19">The list of mirrors used by pacman is defined in </text:span><text:span text:style-name="T16">/etc/pacman.d/mirrorlist</text:span><text:span text:style-name="T19">.</text:span></text:p>
          </draw:text-box>
        </draw:frame>
        <draw:custom-shape draw:name="Google Shape;199;p23" draw:style-name="gr5" draw:text-style-name="P18" draw:layer="layout" svg:width="10.722cm" svg:height="1.016cm" svg:x="14.678cm" svg:y="13.162cm">
          <text:p text:style-name="P17"><text:span text:style-name="T20">Further Reading: </text:span><text:span text:style-name="T21">pacman.conf(5)</text:span><text:span text:style-name="T22"> </text:span><text:span text:style-name="T20">(man pag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0.1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94;g13373610da5_0_367:notes" draw:style-name="gr1" draw:layer="layout" svg:width="16.932cm" svg:height="9.524cm" svg:x="1.059cm" svg:y="1.905cm" draw:page-number="11" presentation:class="page"/>
          <draw:frame draw:name="Google Shape;195;g13373610da5_0_36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man Repositories" draw:style-name="dp1" draw:master-page-name="TITLE_5f_AND_5f_BODY" presentation:presentation-page-layout-name="AL2T1">
        <draw:frame draw:name="Google Shape;204;p2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acman Repositories</text:span></text:p>
          </draw:text-box>
        </draw:frame>
        <draw:frame draw:name="Google Shape;205;p24" presentation:style-name="pr5" draw:text-style-name="P7" draw:layer="layout" svg:width="19.552cm" svg:height="8.086cm" svg:x="3.604cm" svg:y="4.354cm" presentation:class="outline" presentation:user-transformed="true">
          <draw:text-box>
            <text:p xml:id="id13" text:id="id13" text:style-name="P10"><text:span text:style-name="T2">There are three main official repositories:</text:span></text:p>
            <text:list text:style-name="L10">
              <text:list-item>
                <text:p xml:id="id14" text:id="id14" text:style-name="P16"><text:span text:style-name="T16">core</text:span><text:span text:style-name="T2">: Contains essential packages such as those required for booting and configuring Arch linux, and their dependencies.</text:span></text:p>
              </text:list-item>
              <text:list-item>
                <text:p xml:id="id15" text:id="id15" text:style-name="P10"><text:span text:style-name="T16">extra</text:span><text:span text:style-name="T2">: <text:s/>Contains non-essential but widely used packages such as display drivers, window managers, and other applications.</text:span></text:p>
              </text:list-item>
              <text:list-item>
                <text:p xml:id="id16" text:id="id16" text:style-name="P10"><text:span text:style-name="T16">community</text:span><text:span text:style-name="T2">: Contains packages that have been adopted by “Trusted Users” from the Arch User Repository (AUR). These packages may be eventually moved to </text:span><text:span text:style-name="T16">core</text:span><text:span text:style-name="T2"> or </text:span><text:span text:style-name="T16">extra</text:span><text:span text:style-name="T2">.</text:span></text:p>
              </text:list-item>
            </text:list>
            <text:p xml:id="id17" text:id="id17" text:style-name="P11"><text:span text:style-name="T2">Arch User Repository (AUR) is a community-driven repository but instead of containing built packages, AUR contains PKGBDUILDs only. Any user may contribute to the AUR.</text:span></text:p>
          </draw:text-box>
        </draw:frame>
        <draw:custom-shape draw:name="Google Shape;206;p24" draw:style-name="gr5" draw:text-style-name="P18" xml:id="id18" draw:id="id18" draw:layer="layout" svg:width="10.772cm" svg:height="1.016cm" svg:x="14.627cm" svg:y="13.269cm">
          <text:p text:style-name="P17"><text:span text:style-name="T20">AUR Web Interface: </text:span><text:span text:style-name="T23"><text:a xlink:href="https://aur.archlinux.org" xlink:type="simple">https://aur.archlinux.or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1s" smil:targetElement="id17" anim:sub-item="text" smil:type="fade" smil:subtype="crossfade"/>
                </anim:par>
              </anim:par>
              <anim:par smil:begin="0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2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name="Google Shape;201;g13373610da5_0_377:notes" draw:style-name="gr1" draw:layer="layout" svg:width="16.932cm" svg:height="9.524cm" svg:x="1.059cm" svg:y="1.905cm" draw:page-number="12" presentation:class="page"/>
          <draw:frame draw:name="Google Shape;202;g13373610da5_0_37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 Maintainer Perspective" draw:style-name="dp1" draw:master-page-name="MAIN_5f_POINT">
        <draw:frame draw:name="Google Shape;211;p25" presentation:style-name="pr11" draw:text-style-name="P13" draw:layer="layout" svg:width="12.741cm" svg:height="9.78cm" svg:x="2.288cm" svg:y="2.408cm" presentation:class="title" presentation:user-transformed="true">
          <draw:text-box>
            <text:p text:style-name="P1"><text:span text:style-name="T10">Package Maintainer Perspective</text:span></text:p>
          </draw:text-box>
        </draw:frame>
        <presentation:notes draw:style-name="dp2">
          <draw:page-thumbnail draw:name="Google Shape;208;g13373610da5_0_596:notes" draw:style-name="gr1" draw:layer="layout" svg:width="16.932cm" svg:height="9.524cm" svg:x="1.059cm" svg:y="1.905cm" draw:page-number="13" presentation:class="page"/>
          <draw:frame draw:name="Google Shape;209;g13373610da5_0_59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 Package for Pacman" draw:style-name="dp1" draw:master-page-name="TITLE_5f_AND_5f_BODY" presentation:presentation-page-layout-name="AL2T1">
        <draw:frame draw:name="Google Shape;216;p2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Building a Package for Pacman</text:span></text:p>
          </draw:text-box>
        </draw:frame>
        <draw:frame draw:name="Google Shape;217;p26" presentation:style-name="pr5" draw:text-style-name="P7" draw:layer="layout" svg:width="19.552cm" svg:height="8.086cm" svg:x="3.604cm" svg:y="4.354cm" presentation:class="outline" presentation:user-transformed="true">
          <draw:text-box>
            <text:p xml:id="id19" text:id="id19" text:style-name="P10"><text:span text:style-name="T2">The </text:span><text:span text:style-name="T16">pacman </text:span><text:span text:style-name="T2">package also includes tools for building and distributing packages.</text:span></text:p>
            <text:p xml:id="id20" text:id="id20" text:style-name="P16"><text:span text:style-name="T2">A </text:span><text:span text:style-name="T16">PKGBUILD</text:span><text:span text:style-name="T2"> file, created by the maintainer of the package, contains all the information necessary to </text:span><text:span text:style-name="T8">create </text:span><text:span text:style-name="T2">a package that can later be distributed.</text:span></text:p>
            <text:p xml:id="id21" text:id="id21" text:style-name="P11"><text:span text:style-name="T2">The script </text:span><text:span text:style-name="T16">makepkg</text:span><text:span text:style-name="T2"> is used to build a package from a given </text:span><text:span text:style-name="T16">PKGBUILD</text:span><text:span text:style-name="T2"> file. While the </text:span><text:span text:style-name="T24">PKGBUILD</text:span><text:span text:style-name="T2"> file might build the package from source code, the output package contains distributable binary/executable files.</text:span></text:p>
          </draw:text-box>
        </draw:frame>
        <draw:custom-shape draw:name="Google Shape;218;p26" draw:style-name="gr5" draw:text-style-name="P18" xml:id="id22" draw:id="id22" draw:layer="layout" svg:width="10.11cm" svg:height="1.016cm" svg:x="15.289cm" svg:y="13.262cm">
          <text:p text:style-name="P17"><text:span text:style-name="T20">Sample AUR Package: </text:span><text:span text:style-name="T23"><text:a xlink:href="https://aur.archlinux.org/packages/visual-studio-code-bin" xlink:type="simple">visual-studio-code-bi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1s" smil:targetElement="id21" anim:sub-item="text" smil:type="fade" smil:subtype="crossfade"/>
                </anim:par>
              </anim:par>
              <anim:par smil:begin="0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3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213;g13373610da5_0_383:notes" draw:style-name="gr1" draw:layer="layout" svg:width="16.932cm" svg:height="9.524cm" svg:x="1.059cm" svg:y="1.905cm" draw:page-number="14" presentation:class="page"/>
          <draw:frame draw:name="Google Shape;214;g13373610da5_0_38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KGBUILD" draw:style-name="dp1" draw:master-page-name="TITLE_5f_AND_5f_BODY" presentation:presentation-page-layout-name="AL2T1">
        <draw:frame draw:name="Google Shape;223;p2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KGBUILD</text:span></text:p>
          </draw:text-box>
        </draw:frame>
        <draw:frame draw:name="Google Shape;224;p27" presentation:style-name="pr5" draw:text-style-name="P7" draw:layer="layout" svg:width="19.552cm" svg:height="8.086cm" svg:x="3.604cm" svg:y="4.354cm" presentation:class="outline" presentation:user-transformed="true">
          <draw:text-box>
            <text:p xml:id="id23" text:id="id23" text:style-name="P10"><text:span text:style-name="T2">A </text:span><text:span text:style-name="T16">PKGBUILD</text:span><text:span text:style-name="T2"> file is a BASH script containing certain variables and functions based on which </text:span><text:span text:style-name="T16">makepkg</text:span><text:span text:style-name="T2"> does the following:</text:span></text:p>
            <text:list text:style-name="L9">
              <text:list-item>
                <text:p xml:id="id24" text:id="id24" text:style-name="P16"><text:span text:style-name="T2">Checks if dependencies required by the package are installed.</text:span></text:p>
              </text:list-item>
              <text:list-item>
                <text:p xml:id="id25" text:id="id25" text:style-name="P10"><text:span text:style-name="T2">Retrieves the source file(s) from the specified source(s).</text:span></text:p>
              </text:list-item>
              <text:list-item>
                <text:p xml:id="id26" text:id="id26" text:style-name="P10"><text:span text:style-name="T2">Unpacks and builds the distributable files. eg: Compiles source code into binary executables.</text:span></text:p>
              </text:list-item>
              <text:list-item>
                <text:p xml:id="id27" text:id="id27" text:style-name="P10"><text:span text:style-name="T2">Generates the package file. This file can be installed with the </text:span><text:span text:style-name="T16">pacman -U</text:span><text:span text:style-name="T2"> command.</text:span></text:p>
              </text:list-item>
            </text:list>
          </draw:text-box>
        </draw:frame>
        <draw:custom-shape draw:name="Google Shape;225;p27" draw:style-name="gr5" draw:text-style-name="P18" xml:id="id28" draw:id="id28" draw:layer="layout" svg:width="8.668cm" svg:height="1.101cm" svg:x="16.731cm" svg:y="13.162cm">
          <text:p text:style-name="P17"><text:span text:style-name="T25">Man page: </text:span><text:span text:style-name="T26">makepkg(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1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1s" smil:targetElement="id27" anim:sub-item="text" smil:type="fade" smil:subtype="crossfade"/>
                </anim:par>
              </anim:par>
              <anim:par smil:begin="0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3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name="Google Shape;220;g13373610da5_0_473:notes" draw:style-name="gr1" draw:layer="layout" svg:width="16.932cm" svg:height="9.524cm" svg:x="1.059cm" svg:y="1.905cm" draw:page-number="15" presentation:class="page"/>
          <draw:frame draw:name="Google Shape;221;g13373610da5_0_47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KGBUILD Variables (* = mandatory)" draw:style-name="dp1" draw:master-page-name="TITLE_5f_AND_5f_BODY" presentation:presentation-page-layout-name="AL2T1">
        <draw:frame draw:name="Google Shape;230;p2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KGBUILD Variables </text:span><text:span text:style-name="T27">(* = mandatory)</text:span></text:p>
          </draw:text-box>
        </draw:frame>
        <draw:frame draw:name="Google Shape;231;p28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12">
              <text:list-item>
                <text:p xml:id="id29" text:id="id29" text:style-name="P14"><text:span text:style-name="T28">pkgname</text:span><text:span text:style-name="T29">*: Name of the package.</text:span></text:p>
              </text:list-item>
              <text:list-item>
                <text:p xml:id="id30" text:id="id30" text:style-name="P14"><text:span text:style-name="T28">pkgdesc</text:span><text:span text:style-name="T29">: Description.</text:span></text:p>
              </text:list-item>
              <text:list-item>
                <text:p xml:id="id31" text:id="id31" text:style-name="P14"><text:span text:style-name="T28">pkgver</text:span><text:span text:style-name="T29">*: Version</text:span></text:p>
              </text:list-item>
              <text:list-item>
                <text:p xml:id="id32" text:id="id32" text:style-name="P14"><text:span text:style-name="T28">pkgrel</text:span><text:span text:style-name="T29">*: Release number. Differentiates between two builds of the same version of the software.</text:span></text:p>
              </text:list-item>
              <text:list-item>
                <text:p xml:id="id33" text:id="id33" text:style-name="P14"><text:span text:style-name="T28">arch</text:span><text:span text:style-name="T29">*: Architectures on which the packages is intended to build and work. eg: </text:span><text:span text:style-name="T28">x86_64</text:span><text:span text:style-name="T29"> (official supported by Arch), </text:span><text:span text:style-name="T28">arm</text:span><text:span text:style-name="T29"> etc.</text:span></text:p>
              </text:list-item>
              <text:list-item>
                <text:p xml:id="id34" text:id="id34" text:style-name="P14"><text:span text:style-name="T28">license</text:span><text:span text:style-name="T29">: Not mandatory but recommended to include with packages distributed publicly.</text:span></text:p>
              </text:list-item>
              <text:list-item>
                <text:p xml:id="id35" text:id="id35" text:style-name="P14"><text:span text:style-name="T28">url</text:span><text:span text:style-name="T29">: Link to the original software website/source code.</text:span></text:p>
              </text:list-item>
              <text:list-item>
                <text:p xml:id="id36" text:id="id36" text:style-name="P14"><text:span text:style-name="T28">depends</text:span><text:span text:style-name="T29">: Dependencies of the package.</text:span></text:p>
              </text:list-item>
              <text:list-item>
                <text:p xml:id="id37" text:id="id37" text:style-name="P14"><text:span text:style-name="T28">makedepends</text:span><text:span text:style-name="T29">: Dependencies only required to make (build) the package.</text:span></text:p>
              </text:list-item>
              <text:list-item>
                <text:p xml:id="id38" text:id="id38" text:style-name="P14"><text:span text:style-name="T28">source</text:span><text:span text:style-name="T29">: List of files needed to build the package. Can be a URL to a file or a git repository. </text:span><text:span text:style-name="T28">makepkg</text:span><text:span text:style-name="T29"> won't proceed if some of the files were not retrieved successfully.</text:span></text:p>
              </text:list-item>
              <text:list-item>
                <text:p xml:id="id39" text:id="id39" text:style-name="P14"><text:span text:style-name="T28">sha256sums</text:span><text:span text:style-name="T29"> or </text:span><text:span text:style-name="T28">sha384sums</text:span><text:span text:style-name="T29"> or </text:span><text:span text:style-name="T28">sha512sums</text:span><text:span text:style-name="T29">: Array of SHA checksums corresponding to the sources for integrity checks.</text:span></text:p>
              </text:list-item>
            </text:list>
          </draw:text-box>
        </draw:frame>
        <draw:custom-shape draw:name="Google Shape;232;p28" draw:style-name="gr5" draw:text-style-name="P18" xml:id="id40" draw:id="id40" draw:layer="layout" svg:width="14.267cm" svg:height="1.016cm" svg:x="11.132cm" svg:y="13.262cm">
          <text:p text:style-name="P17"><text:span text:style-name="T20">More variables: </text:span><text:span text:style-name="T23"><text:a xlink:href="https://wiki.archlinux.org/title/PKGBUILD" xlink:type="simple">https://wiki.archlinux.org/title/PKGBUILD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0.1s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0.1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0.1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1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1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1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1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1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1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1s" smil:targetElement="id39" anim:sub-item="text" smil:type="fade" smil:subtype="crossfade"/>
                </anim:par>
              </anim:par>
              <anim:par smil:begin="0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3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name="Google Shape;227;g13373610da5_0_478:notes" draw:style-name="gr1" draw:layer="layout" svg:width="16.932cm" svg:height="9.524cm" svg:x="1.059cm" svg:y="1.905cm" draw:page-number="16" presentation:class="page"/>
          <draw:frame draw:name="Google Shape;228;g13373610da5_0_47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KGBUILD Functions" draw:style-name="dp1" draw:master-page-name="TITLE_5f_AND_5f_BODY" presentation:presentation-page-layout-name="AL2T1">
        <draw:frame draw:name="Google Shape;237;p2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KGBUILD Functions</text:span></text:p>
          </draw:text-box>
        </draw:frame>
        <draw:frame draw:name="Google Shape;238;p29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10">
              <text:list-item>
                <text:p xml:id="id41" text:id="id41" text:style-name="P14"><text:span text:style-name="T16">prepare()</text:span><text:span text:style-name="T2">: Used to prepare the source files for building. Tasks such as extracting archives can be done in this function. (tarball and zip sources are automatically extracted)</text:span></text:p>
              </text:list-item>
              <text:list-item>
                <text:p xml:id="id42" text:id="id42" text:style-name="P14"><text:span text:style-name="T16">build()</text:span><text:span text:style-name="T2">: Used to build the final files which will be installed. eg: Compiling source code into executable binaries.</text:span></text:p>
              </text:list-item>
              <text:list-item>
                <text:p xml:id="id43" text:id="id43" text:style-name="P14"><text:span text:style-name="T16">package()</text:span><text:span text:style-name="T2">: Used to put the compiled files into the package directory from where </text:span><text:span text:style-name="T16">makepkg</text:span><text:span text:style-name="T2"> creates the package.</text:span></text:p>
              </text:list-item>
            </text:list>
          </draw:text-box>
        </draw:frame>
        <draw:custom-shape draw:name="Google Shape;239;p29" draw:style-name="gr5" draw:text-style-name="P18" xml:id="id44" draw:id="id44" draw:layer="layout" svg:width="13.317cm" svg:height="1.016cm" svg:x="12.082cm" svg:y="13.262cm">
          <text:p text:style-name="P17"><text:span text:style-name="T20">More Functions: </text:span><text:span text:style-name="T23"><text:a xlink:href="https://wiki.archlinux.org/title/Creating_packages" xlink:type="simple">https://wiki.archlinux.org/title/Creating_package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1s" smil:targetElement="id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1s" smil:targetElement="id43" anim:sub-item="text" smil:type="fade" smil:subtype="crossfade"/>
                </anim:par>
              </anim:par>
              <anim:par smil:begin="0.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3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name="Google Shape;234;g13373610da5_0_486:notes" draw:style-name="gr1" draw:layer="layout" svg:width="16.932cm" svg:height="9.524cm" svg:x="1.059cm" svg:y="1.905cm" draw:page-number="17" presentation:class="page"/>
          <draw:frame draw:name="Google Shape;235;g13373610da5_0_48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rther Reading" draw:style-name="dp1" draw:master-page-name="TITLE_5f_AND_5f_BODY" presentation:presentation-page-layout-name="AL2T1">
        <draw:frame draw:name="Google Shape;244;p3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Further Reading</text:span></text:p>
          </draw:text-box>
        </draw:frame>
        <draw:frame draw:name="Google Shape;245;p30" presentation:style-name="pr5" draw:text-style-name="P7" draw:layer="layout" svg:width="19.552cm" svg:height="8.086cm" svg:x="3.604cm" svg:y="4.354cm" presentation:class="outline" presentation:user-transformed="true">
          <draw:text-box>
            <text:p text:style-name="P10"><text:span text:style-name="T20">Publishing packages to AUR: </text:span><text:span text:style-name="T23"><text:a xlink:href="https://wiki.archlinux.org/title/AUR_submission_guidelines" xlink:type="simple">https://wiki.archlinux.org/title/AUR_submission_guidelines</text:a></text:span></text:p>
            <text:p text:style-name="P16"><text:span text:style-name="T20">Additional guidelines for VCS packages: </text:span><text:span text:style-name="T23"><text:a xlink:href="https://wiki.archlinux.org/title/VCS_package_guidelines" xlink:type="simple">https://wiki.archlinux.org/title/VCS_package_guidelines</text:a></text:span></text:p>
            <text:p text:style-name="P11"><text:span text:style-name="T30">namcap</text:span><text:span text:style-name="T20"> (used for testing packages): </text:span><text:span text:style-name="T23"><text:a xlink:href="https://wiki.archlinux.org/title/Namcap" xlink:type="simple">https://wiki.archlinux.org/title/Namcap</text:a></text:span></text:p>
          </draw:text-box>
        </draw:frame>
        <presentation:notes draw:style-name="dp2">
          <draw:page-thumbnail draw:name="Google Shape;241;g13373610da5_0_495:notes" draw:style-name="gr1" draw:layer="layout" svg:width="16.932cm" svg:height="9.524cm" svg:x="1.059cm" svg:y="1.905cm" draw:page-number="18" presentation:class="page"/>
          <draw:frame draw:name="Google Shape;242;g13373610da5_0_49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dits" draw:style-name="dp1" draw:master-page-name="TITLE_5f_AND_5f_BODY" presentation:presentation-page-layout-name="AL2T1">
        <draw:frame draw:name="Google Shape;250;p3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redits</text:span></text:p>
          </draw:text-box>
        </draw:frame>
        <draw:frame draw:name="Google Shape;251;p31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13">
              <text:list-item>
                <text:p text:style-name="P14"><text:span text:style-name="T12">Visual Studio Code (Sample AUR package): </text:span><text:span text:style-name="T31"><text:a xlink:href="https://aur.archlinux.org/packages/visual-studio-code-bin" xlink:type="simple">https://aur.archlinux.org/packages/visual-studio-code-bin</text:a></text:span></text:p>
              </text:list-item>
              <text:list-item>
                <text:p text:style-name="P14"><text:span text:style-name="T12">Mygame (Sample code used for making a PKGBUILD): </text:span><text:span text:style-name="T31"><text:a xlink:href="https://github.com/Cooldude069/Mygame" xlink:type="simple">https://github.com/Cooldude069/Mygame</text:a></text:span></text:p>
              </text:list-item>
              <text:list-item>
                <text:p text:style-name="P14"><text:span text:style-name="T12">Google Slides Template: “Focus”</text:span></text:p>
              </text:list-item>
            </text:list>
          </draw:text-box>
        </draw:frame>
        <presentation:notes draw:style-name="dp2">
          <draw:page-thumbnail draw:name="Google Shape;247;g13373610da5_0_500:notes" draw:style-name="gr1" draw:layer="layout" svg:width="16.932cm" svg:height="9.524cm" svg:x="1.059cm" svg:y="1.905cm" draw:page-number="19" presentation:class="page"/>
          <draw:frame draw:name="Google Shape;248;g13373610da5_0_50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256;p3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Google Shape;257;p32" presentation:style-name="pr5" draw:text-style-name="P7" draw:layer="layout" svg:width="19.552cm" svg:height="8.086cm" svg:x="3.604cm" svg:y="4.354cm" presentation:class="outline" presentation:user-transformed="true">
          <draw:text-box>
            <text:list text:style-name="L14">
              <text:list-item>
                <text:p text:style-name="P14"><text:span text:style-name="T32"><text:a xlink:href="https://en.wikipedia.org/wiki/Package_manager" xlink:type="simple">https://en.wikipedia.org/wiki/Package_manager</text:a></text:span></text:p>
              </text:list-item>
              <text:list-item>
                <text:p text:style-name="P14"><text:span text:style-name="T32"><text:a xlink:href="https://en.wikipedia.org/wiki/List_of_software_package_management_systems#Linux" xlink:type="simple">https://en.wikipedia.org/wiki/List_of_software_package_management_systems#Linux</text:a></text:span></text:p>
              </text:list-item>
              <text:list-item>
                <text:p text:style-name="P14"><text:span text:style-name="T32"><text:a xlink:href="https://wiki.archlinux.org/title/pacman" xlink:type="simple">https://wiki.archlinux.org/title/pacman</text:a></text:span></text:p>
              </text:list-item>
              <text:list-item>
                <text:p text:style-name="P14"><text:span text:style-name="T32"><text:a xlink:href="https://wiki.archlinux.org/title/Official_repositories" xlink:type="simple">https://wiki.archlinux.org/title/Official_repositories</text:a></text:span></text:p>
              </text:list-item>
              <text:list-item>
                <text:p text:style-name="P14"><text:span text:style-name="T32"><text:a xlink:href="https://wiki.archlinux.org/title/Arch_User_Repository" xlink:type="simple">https://wiki.archlinux.org/title/Arch_User_Repository</text:a></text:span></text:p>
              </text:list-item>
              <text:list-item>
                <text:p text:style-name="P14"><text:span text:style-name="T32"><text:a xlink:href="https://wiki.archlinux.org/title/Arch_Build_System" xlink:type="simple">https://wiki.archlinux.org/title/Arch_Build_System</text:a></text:span></text:p>
              </text:list-item>
              <text:list-item>
                <text:p text:style-name="P14"><text:span text:style-name="T32"><text:a xlink:href="https://wiki.archlinux.org/title/Creating_packages" xlink:type="simple">https://wiki.archlinux.org/title/Creating_packages</text:a></text:span></text:p>
              </text:list-item>
              <text:list-item>
                <text:p text:style-name="P14"><text:span text:style-name="T32"><text:a xlink:href="https://wiki.archlinux.org/title/PKGBUILD" xlink:type="simple">https://wiki.archlinux.org/title/PKGBUILD</text:a></text:span></text:p>
              </text:list-item>
              <text:list-item>
                <text:p text:style-name="P14"><text:span text:style-name="T32"><text:a xlink:href="https://wiki.archlinux.org/title/VCS_package_guidelines" xlink:type="simple">https://wiki.archlinux.org/title/VCS_package_guidelines</text:a></text:span></text:p>
              </text:list-item>
              <text:list-item>
                <text:p text:style-name="P14"><text:span text:style-name="T32"><text:a xlink:href="https://man.archlinux.org/man/core/pacman/pacman.conf.5.en" xlink:type="simple">https://man.archlinux.org/man/core/pacman/pacman.conf.5.en</text:a></text:span></text:p>
              </text:list-item>
              <text:list-item>
                <text:p text:style-name="P14"><text:span text:style-name="T32"><text:a xlink:href="https://linuxconfig.org/comparison-of-major-linux-package-management-systems" xlink:type="simple">https://linuxconfig.org/comparison-of-major-linux-package-management-systems</text:a></text:span></text:p>
              </text:list-item>
              <text:list-item>
                <text:p text:style-name="P14"><text:span text:style-name="T32"><text:a xlink:href="https://www.linuxfordevices.com/tutorials/centos/dnf-command" xlink:type="simple">https://www.linuxfordevices.com/tutorials/centos/dnf-command</text:a></text:span></text:p>
              </text:list-item>
              <text:list-item>
                <text:p text:style-name="P14"><text:span text:style-name="T32"><text:a xlink:href="https://computingforgeeks.com/install-and-manage-flatpak-applications-on-linux/" xlink:type="simple">https://computingforgeeks.com/install-and-manage-flatpak-applications-on-linux/</text:a></text:span></text:p>
              </text:list-item>
              <text:list-item>
                <text:p text:style-name="P14"><text:span text:style-name="T32"><text:a xlink:href="https://docs.flatpak.org/en/latest/flatpak-command-reference.html#flatpak-update" xlink:type="simple">https://docs.flatpak.org/en/latest/flatpak-command-reference.html#flatpak-update</text:a></text:span></text:p>
              </text:list-item>
              <text:list-item>
                <text:p text:style-name="P14"><text:span text:style-name="T32"><text:a xlink:href="https://access.redhat.com/articles/yum-cheat-sheet" xlink:type="simple">https://access.redhat.com/articles/yum-cheat-sheet</text:a></text:span></text:p>
              </text:list-item>
              <text:list-item>
                <text:p text:style-name="P14"><text:span text:style-name="T32"><text:a xlink:href="https://www.omgubuntu.co.uk/2016/12/simple-guide-snapd-commands" xlink:type="simple">https://www.omgubuntu.co.uk/2016/12/simple-guide-snapd-commands</text:a></text:span></text:p>
              </text:list-item>
            </text:list>
          </draw:text-box>
        </draw:frame>
        <presentation:notes draw:style-name="dp2">
          <draw:page-thumbnail draw:name="Google Shape;253;g13373610da5_0_586:notes" draw:style-name="gr1" draw:layer="layout" svg:width="16.932cm" svg:height="9.524cm" svg:x="1.059cm" svg:y="1.905cm" draw:page-number="20" presentation:class="page"/>
          <draw:frame draw:name="Google Shape;254;g13373610da5_0_58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1b212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g draw:name="Google Shape;70;p8">
        <draw:custom-shape draw:name="Google Shape;71;p8" draw:style-name="Mgr3" draw:text-style-name="MP5" draw:layer="layout" svg:width="13.151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2;p8" draw:style-name="Mgr3" draw:text-style-name="MP5" draw:layer="layout" svg:width="11.94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3;p8" draw:style-name="Mgr6" draw:text-style-name="MP10" draw:layer="layout" svg:width="2.246cm" svg:height="2.246cm" draw:transform="rotate (1.5707963267949) translate (15.607cm 5.68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4;p8" draw:style-name="Mgr6" draw:text-style-name="MP10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5;p8" draw:style-name="Mgr6" draw:text-style-name="MP10" draw:layer="layout" svg:width="2.246cm" svg:height="2.246cm" draw:transform="rotate (1.5707963267949) translate (16.631cm 9.10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6;p8" draw:style-name="Mgr6" draw:text-style-name="MP10" draw:layer="layout" svg:width="2.246cm" svg:height="2.246cm" svg:x="17.284cm" svg:y="7.437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7;p8" draw:style-name="Mgr6" draw:text-style-name="MP10" draw:layer="layout" svg:width="2.246cm" svg:height="2.246cm" draw:transform="rotate (1.5707963267949) translate (18.543cm 7.4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8;p8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79;p8" draw:style-name="Mgr6" draw:text-style-name="MP10" draw:layer="layout" svg:width="2.246cm" svg:height="2.246cm" draw:transform="rotate (1.5707963267949) translate (19.059cm 9.13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0;p8" draw:style-name="Mgr6" draw:text-style-name="MP10" draw:layer="layout" svg:width="2.246cm" svg:height="2.246cm" svg:x="22.126cm" svg:y="7.48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1;p8" draw:style-name="Mgr6" draw:text-style-name="MP10" draw:layer="layout" svg:width="2.246cm" svg:height="2.246cm" svg:x="22.625cm" svg:y="9.192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2;p8" draw:style-name="Mgr6" draw:text-style-name="MP10" draw:layer="layout" svg:width="2.246cm" svg:height="2.246cm" draw:transform="rotate (1.5707963267949) translate (19.577cm 10.84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3;p8" draw:style-name="Mgr6" draw:text-style-name="MP10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4;p8" draw:style-name="Mgr4" draw:text-style-name="MP6" draw:layer="layout" svg:width="2.246cm" svg:height="2.246cm" draw:transform="rotate (1.5707963267949) translate (20.076cm 12.55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5;p8" draw:style-name="Mgr6" draw:text-style-name="MP10" draw:layer="layout" svg:width="2.246cm" svg:height="2.246cm" svg:x="20.729cm" svg:y="10.88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6;p8" draw:style-name="Mgr6" draw:text-style-name="MP10" draw:layer="layout" svg:width="2.246cm" svg:height="2.246cm" draw:transform="rotate (1.5707963267949) translate (22.507cm 12.57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7;p8" draw:style-name="Mgr6" draw:text-style-name="MP10" draw:layer="layout" svg:width="2.246cm" svg:height="2.246cm" svg:x="23.151cm" svg:y="10.90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88;p8" draw:style-name="Mgr6" draw:text-style-name="MP10" draw:layer="layout" svg:width="2.246cm" svg:height="2.246cm" draw:transform="rotate (1.5707963267949) translate (23.023cm 14.28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89;p8" presentation:style-name="MAIN_5f_POINT-title" draw:layer="backgroundobjects" svg:width="12.741cm" svg:height="9.78cm" svg:x="2.288cm" svg:y="2.408cm" presentation:class="title" presentation:placeholder="true" presentation:user-transformed="true">
        <draw:text-box/>
      </draw:frame>
      <draw:frame draw:name="Google Shape;90;p8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5"/>
    <meta:generator>LibreOfficeDev/6.0.5.2$Linux_X86_64 LibreOffice_project/</meta:generator>
  </office:meta>
</office:document-meta>
</file>